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1" svg:font-family="Inter, Inter-Bold"/>
    <style:font-face style:name="Inter" svg:font-family="Inter, Inter-Regula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line-height="162%" fo:orphans="2" fo:widows="2" fo:text-indent="0cm" style:auto-text-indent="false"/>
      <style:text-properties fo:font-variant="normal" fo:text-transform="none" fo:color="#271a38" style:font-name="Inter" fo:font-size="12pt" fo:letter-spacing="normal" fo:font-style="normal" fo:font-weight="normal"/>
    </style:style>
    <style:style style:name="P2" style:family="paragraph" style:parent-style-name="Heading_20_3">
      <style:paragraph-properties fo:margin-left="0cm" fo:margin-right="0.423cm" fo:margin-top="0.635cm" fo:margin-bottom="0.635cm" style:line-height-at-least="0.953cm" fo:orphans="2" fo:widows="2" fo:text-indent="0cm" style:auto-text-indent="false"/>
      <style:text-properties fo:font-variant="normal" fo:text-transform="none" fo:color="#271a38" style:font-name="Inter1" fo:letter-spacing="normal" fo:font-style="normal" fo:font-weight="bold"/>
    </style:style>
    <style:style style:name="P3" style:family="paragraph" style:parent-style-name="Heading_20_3">
      <style:paragraph-properties fo:margin-left="0cm" fo:margin-right="0.265cm" fo:margin-top="0.265cm" fo:margin-bottom="0.265cm" style:line-height-at-least="0.953cm" fo:orphans="2" fo:widows="2" fo:text-indent="0cm" style:auto-text-indent="false"/>
      <style:text-properties fo:font-variant="normal" fo:text-transform="none" fo:color="#271a38" style:font-name="Inter1" fo:font-size="12pt" fo:letter-spacing="normal" fo:font-style="normal" fo:font-weight="bold"/>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paragraph-properties fo:margin-top="0cm" fo:margin-bottom="0cm" fo:line-height="162%" fo:orphans="2" fo:widows="2"/>
    </style:style>
    <style:style style:name="T1" style:family="text">
      <style:text-properties fo:font-variant="normal" fo:text-transform="none" fo:color="#271a38" style:font-name="Inter" fo:font-size="12pt" fo:letter-spacing="normal" fo:font-style="normal" fo:font-weight="normal"/>
    </style:style>
    <style:style style:name="T2" style:family="text">
      <style:text-properties style:font-name="Inter" fo:font-style="normal" fo:font-weight="normal"/>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Description<text:tab/>1</text:p>
          <text:p text:style-name="P5">Cas d'utilisations et roadmap<text:tab/>1</text:p>
          <text:p text:style-name="P5">Wireframes et users stories<text:tab/>2</text:p>
          <text:p text:style-name="P4">gestion des utilisateurs avec groupes (Masters, Players, Admin)<text:tab/>2</text:p>
          <text:p text:style-name="P4">(email-password)<text:tab/>2</text:p>
          <text:p text:style-name="P4">gestion des tables aléatoires<text:tab/>2</text:p>
          <text:p text:style-name="P4">gestion des personnages et de l'équipe, de la team board<text:tab/>2</text:p>
          <text:p text:style-name="P4">gestion des explorations<text:tab/>2</text:p>
          <text:p text:style-name="P5">Modèle de donées<text:tab/>2</text:p>
          <text:p text:style-name="P4">gestion des utilisateurs <text:s/>avec groupes (Masters, Players, Admin)<text:tab/>2</text:p>
          <text:p text:style-name="P4">gestion des tables aléatoires <text:tab/>2</text:p>
          <text:p text:style-name="P4">gestion des personnages et de l'équipe, de la team board<text:tab/>2</text:p>
          <text:p text:style-name="P4">gestion des explorations<text:tab/>2</text:p>
          <text:p text:style-name="P5">Fonctionnalités futures<text:tab/>2</text:p>
        </text:index-body>
      </text:table-of-content>
      <text:p text:style-name="P1"/>
      <text:h text:style-name="P3" text:outline-level="3">Description</text:h>
      <text:p text:style-name="Text_20_body">Il s'agit de développer ici un MVP d'aide au jeu Four Against Darkness, a dungeon-delving pen-and-paper game.</text:p>
      <text:p text:style-name="Text_20_body">Vous incarner en tant qu'utilisateur connecté un maître du jeu qui gère une équipe de 4 personnages. Les 4 personnages peuvent évoluer ensuite à travers différentes aventures.</text:p>
      <text:p text:style-name="Text_20_body">Ce MVP contient les fonctionnalités suivantes :</text:p>
      <text:p text:style-name="Text_20_body">- créer un environnement de jeu lié à un maître du jeu:</text:p>
      <text:p text:style-name="Text_20_body"><text:tab/>Un environnement de jeu est :</text:p>
      <text:list xml:id="list3097343200848151435" text:style-name="L1">
        <text:list-item>
          <text:list>
            <text:list-item>
              <text:list>
                <text:list-item>
                  <text:p text:style-name="P6">une équipe de 4 personnages</text:p>
                </text:list-item>
                <text:list-item>
                  <text:p text:style-name="P6">une liste de personnages recrutable</text:p>
                </text:list-item>
                <text:list-item>
                  <text:p text:style-name="P6">une liste de maps en cours d'exploration</text:p>
                </text:list-item>
                <text:list-item>
                  <text:p text:style-name="P6">une story de l'équipe comprenant les dates de recrutements, les morts ou personnages perdus, les explorations. (Une exploration donne la liste des actions entreprises par le groupe). Un historique des combats.</text:p>
                </text:list-item>
              </text:list>
            </text:list-item>
          </text:list>
        </text:list-item>
      </text:list>
      <text:p text:style-name="Text_20_body">- créer une équipe</text:p>
      <text:p text:style-name="Text_20_body">- créer un personnage à partir d'une matrice de race</text:p>
      <text:p text:style-name="Text_20_body"/>
      <text:p text:style-name="Text_20_body">Le grand maître du système pourra créer les tables aléatoires. </text:p>
      <text:h text:style-name="P3" text:outline-level="3">Cas d'utilisations et roadmap</text:h>
      <text:list xml:id="list3048699366495332414" text:style-name="L2">
        <text:list-item>
          <text:p text:style-name="P7"><text:span text:style-name="Emphasis"><text:span text:style-name="T1">gestion des utilisateurs avec groupes (Masters, Players, Admin)</text:span></text:span></text:p>
        </text:list-item>
        <text:list-item>
          <text:p text:style-name="P7"><text:span text:style-name="Emphasis"><text:span text:style-name="T1">gestion des tables aléatoires</text:span></text:span></text:p>
        </text:list-item>
        <text:list-item>
          <text:p text:style-name="P7"><text:span text:style-name="Emphasis"><text:span text:style-name="T1">gestion des personnages et de l'équipe, de la team board</text:span></text:span></text:p>
        </text:list-item>
        <text:list-item>
          <text:p text:style-name="P7"><text:soft-page-break/><text:span text:style-name="Emphasis"><text:span text:style-name="T1">gestion des explorations</text:span></text:span></text:p>
        </text:list-item>
      </text:list>
      <text:h text:style-name="P3" text:outline-level="3">Wireframes et users stories</text:h>
      <text:h text:style-name="Heading_20_4" text:outline-level="4"><text:span text:style-name="Emphasis"><text:span text:style-name="T1">gestion des utilisateurs avec groupes (Masters, Players, Admin)</text:span></text:span></text:h>
      <text:h text:style-name="Heading_20_4" text:outline-level="4"><text:span text:style-name="Emphasis"><text:span text:style-name="T1">(email-password)</text:span></text:span></text:h>
      <text:h text:style-name="Heading_20_4" text:outline-level="4"><text:span text:style-name="Emphasis"><text:span text:style-name="T1">gestion des tables aléatoires</text:span></text:span></text:h>
      <text:p text:style-name="Text_20_body"><text:span text:style-name="Emphasis"><text:span text:style-name="T1">(CRUD application)</text:span></text:span></text:p>
      <text:h text:style-name="Heading_20_4" text:outline-level="4"><text:span text:style-name="Emphasis"><text:span text:style-name="T1">gestion des personnages et de l'équipe, de la team board</text:span></text:span></text:h>
      <text:h text:style-name="Heading_20_4" text:outline-level="4"><text:span text:style-name="Emphasis"><text:span text:style-name="T2">gestion des explorations</text:span></text:span></text:h>
      <text:p text:style-name="P1"/>
      <text:h text:style-name="Heading_20_3" text:outline-level="3">Modèle de donées</text:h>
      <text:p text:style-name="Text_20_body"/>
      <text:h text:style-name="Heading_20_4" text:outline-level="4"><text:span text:style-name="Emphasis"><text:span text:style-name="T1">gestion des utilisateurs <text:s/>avec groupes (Masters, Players, Admin)</text:span></text:span></text:h>
      <text:h text:style-name="Heading_20_4" text:outline-level="4"><text:span text:style-name="Emphasis"><text:span text:style-name="T1">gestion des tables aléatoires </text:span></text:span></text:h>
      <text:p text:style-name="Text_20_body"><text:span text:style-name="Emphasis"><text:span text:style-name="T1">AleaTable(name + choice function)</text:span></text:span></text:p>
      <text:p text:style-name="Text_20_body"><text:span text:style-name="Emphasis"><text:span text:style-name="T1">AleaTableItem(frequency,description, AleaTable(fk))</text:span></text:span></text:p>
      <text:h text:style-name="Heading_20_4" text:outline-level="4"><text:span text:style-name="Emphasis"><text:span text:style-name="T1">gestion des personnages et de l'équipe, de la team board</text:span></text:span></text:h>
      <text:h text:style-name="Heading_20_4" text:outline-level="4"><text:span text:style-name="Emphasis"><text:span text:style-name="T2">gestion des explorations</text:span></text:span></text:h>
      <text:h text:style-name="P3" text:outline-level="3">Fonctionnalités futures</text:h>
      <text:p text:style-name="P1"/>
      <text:h text:style-name="P2" text:outline-level="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1" svg:font-family="Inter, Inter-Bold"/>
    <style:font-face style:name="Inter" svg:font-family="Inter, Inter-Regula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34S</meta:editing-duration>
    <meta:editing-cycles>7</meta:editing-cycles>
    <meta:generator>OpenOffice/4.1.11$Win32 OpenOffice.org_project/4111m1$Build-9808</meta:generator>
    <dc:date>2023-05-30T08:22:26.57</dc:date>
    <dc:creator>Sylvie Bricout</dc:creator>
    <meta:document-statistic meta:table-count="0" meta:image-count="0" meta:object-count="0" meta:page-count="2" meta:paragraph-count="48" meta:word-count="329" meta:character-count="2124"/>
    <meta:user-defined meta:name="Info 1"/>
    <meta:user-defined meta:name="Info 2"/>
    <meta:user-defined meta:name="Info 3"/>
    <meta:user-defined meta:name="Info 4"/>
  </office:meta>
</office:document-meta>
</file>